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0e1de" officeooo:paragraph-rsid="00222301"/>
    </style:style>
    <style:style style:name="P2" style:family="paragraph" style:parent-style-name="Preformatted_20_Text">
      <style:text-properties officeooo:rsid="00226b1c" officeooo:paragraph-rsid="00226b1c"/>
    </style:style>
    <style:style style:name="P3" style:family="paragraph" style:parent-style-name="Preformatted_20_Text">
      <style:text-properties fo:color="#c9211e" loext:opacity="100%" fo:font-weight="bold" officeooo:rsid="00226b1c" officeooo:paragraph-rsid="00226b1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ry-catch</text:p>
      <text:p text:style-name="Preformatted_20_Text">coding challenges</text:p>
      <text:p text:style-name="Preformatted_20_Text">node.js</text:p>
      <text:p text:style-name="Preformatted_20_Text">RPG Game to train classes </text:p>
      <text:p text:style-name="Preformatted_20_Text"/>
      <text:p text:style-name="Preformatted_20_Text"/>
      <text:p text:style-name="Preformatted_20_Text"/>
      <text:p text:style-name="Preformatted_20_Text"/>
      <text:p text:style-name="P3">Langfristig:</text:p>
      <text:p text:style-name="P2">Tic-Tac-Toe überabeiten oder gleich neu schreiben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454130fadb9a820d3728b86ccb63c8f359d70528</meta:generator>
    <dc:date>2022-04-26T14:50:56.009605969</dc:date>
    <dc:creator>Stefan Bartl</dc:creator>
    <meta:editing-duration>PT32M42S</meta:editing-duration>
    <meta:editing-cycles>5</meta:editing-cycles>
    <meta:document-statistic meta:table-count="0" meta:image-count="0" meta:object-count="0" meta:page-count="1" meta:paragraph-count="6" meta:word-count="16" meta:character-count="120" meta:non-whitespace-character-count="109"/>
  </office:meta>
</office:document-meta>
</file>